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4.982cm" fo:margin-left="-0.191cm" fo:margin-top="0cm" fo:margin-bottom="0cm" style:page-number="auto" table:align="left" style:writing-mode="lr-tb"/>
    </style:style>
    <style:style style:name="Tabla1.A" style:family="table-column">
      <style:table-column-properties style:column-width="4.994cm"/>
    </style:style>
    <style:style style:name="Tabla1.C" style:family="table-column">
      <style:table-column-properties style:column-width="4.99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text-properties style:font-name="Times New Roman" fo:font-size="12pt" fo:language="en" fo:country="US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style:font-name="Times New Roman" fo:font-size="12pt" fo:language="en" fo:country="US" style:font-size-asian="12pt" style:font-name-complex="Times New Roman1" style:font-size-complex="12pt"/>
    </style:style>
    <style:style style:name="P6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fo:language="en" fo:country="US" officeooo:rsid="000dfcee" officeooo:paragraph-rsid="000dfcee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2pt" fo:language="en" fo:country="US" officeooo:paragraph-rsid="000dfcee" style:font-name-asian="Times New Roman1" style:font-size-asian="12pt" style:language-asian="es" style:country-asian="ES" style:font-name-complex="Times New Roman1" style:font-size-complex="12pt"/>
    </style:style>
    <style:style style:name="P10" style:family="paragraph" style:parent-style-name="Standard">
      <style:text-properties style:font-name="Times New Roman" fo:font-size="12pt" fo:language="en" fo:country="US" style:font-size-asian="12pt" style:font-name-complex="Times New Roman1" style:font-size-complex="12pt"/>
    </style:style>
    <style:style style:name="P11" style:family="paragraph" style:parent-style-name="Standard">
      <style:text-properties style:font-name="Times New Roman" fo:font-size="12pt" fo:language="en" fo:country="US" officeooo:rsid="000dfcee" officeooo:paragraph-rsid="000dfcee" style:font-size-asian="12pt" style:font-name-complex="Times New Roman1" style:font-size-complex="12pt"/>
    </style:style>
    <style:style style:name="P12" style:family="paragraph" style:parent-style-name="Standard">
      <style:text-properties style:font-name="Times New Roman" fo:font-size="12pt" fo:language="en" fo:country="US" officeooo:paragraph-rsid="000dfcee" style:font-size-asian="12pt" style:font-name-complex="Times New Roman1" style:font-size-complex="12pt"/>
    </style:style>
    <style:style style:name="P13" style:family="paragraph" style:parent-style-name="Standard">
      <style:text-properties officeooo:rsid="000dfcee" officeooo:paragraph-rsid="000dfcee"/>
    </style:style>
    <style:style style:name="T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" style:family="text">
      <style:text-properties officeooo:rsid="000dfc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column table:style-name="Tabla1.C"/>
        <table:table-row table:style-name="Tabla1.1">
          <table:table-cell table:style-name="Tabla1.A1" office:value-type="string">
            <text:p text:style-name="P2">IES Abastos DAW</text:p>
          </table:table-cell>
          <table:table-cell table:style-name="Tabla1.A1" office:value-type="string">
            <text:p text:style-name="P2">Examen SASS</text:p>
          </table:table-cell>
          <table:table-cell table:style-name="Tabla1.A1" office:value-type="string">
            <text:p text:style-name="P2">DIW</text:p>
          </table:table-cell>
        </table:table-row>
      </table:table>
      <text:p text:style-name="Standard"/>
      <text:p text:style-name="P13">1. <text:span text:style-name="T1">Create SASS code for this CSS. Use variables, mixins…</text:span></text:p>
      <text:p text:style-name="P12">html, body {</text:p>
      <text:p text:style-name="P12"><text:s text:c="2"/>margin: 0;</text:p>
      <text:p text:style-name="P12"><text:s text:c="2"/>padding: 0;</text:p>
      <text:p text:style-name="P12"><text:s text:c="2"/>font-family: Roboto;</text:p>
      <text:p text:style-name="P12"><text:s text:c="2"/>color: #2e3738;</text:p>
      <text:p text:style-name="P12">}</text:p>
      <text:p text:style-name="P12"/>
      <text:p text:style-name="P12">#landscape {</text:p>
      <text:p text:style-name="P12"><text:s text:c="2"/>background: url("landscape.jpg") no-repeat center center fixed;</text:p>
      <text:p text:style-name="P12"><text:s text:c="2"/>background-size: cover;</text:p>
      <text:p text:style-name="P12">}</text:p>
      <text:p text:style-name="P12"/>
      <text:p text:style-name="P12">#monkeys {</text:p>
      <text:p text:style-name="P12"><text:s text:c="2"/>background: url("monkeys.jpg") no-repeat center center fixed;</text:p>
      <text:p text:style-name="P12"><text:s text:c="2"/>background-size: cover;</text:p>
      <text:p text:style-name="P12">}</text:p>
      <text:p text:style-name="P12"/>
      <text:p text:style-name="P12">#landscape, #monkeys {</text:p>
      <text:p text:style-name="P12"><text:s text:c="2"/>width: 100%;</text:p>
      <text:p text:style-name="P12"><text:s text:c="2"/>height: 100vh;</text:p>
      <text:p text:style-name="P12"><text:s text:c="2"/>-webkit-perspective: 1px;</text:p>
      <text:p text:style-name="P12"><text:s text:c="10"/>perspective: 1px;</text:p>
      <text:p text:style-name="P12"><text:s text:c="2"/>overflow-x: hidden;</text:p>
      <text:p text:style-name="P12"><text:s text:c="2"/>overflow-y: auto;</text:p>
      <text:p text:style-name="P12">}</text:p>
      <text:p text:style-name="P12"/>
      <text:p text:style-name="P12">#landscape h1, #monkeys h1 {</text:p>
      <text:p text:style-name="P12"><text:s text:c="2"/>text-transform: uppercase;</text:p>
      <text:p text:style-name="P12"><text:soft-page-break/><text:s text:c="2"/>font-family: 'Bitter', serif;</text:p>
      <text:p text:style-name="P12"><text:s text:c="2"/>letter-spacing: 0.06em;</text:p>
      <text:p text:style-name="P12"><text:s text:c="2"/>font-size: 120px;</text:p>
      <text:p text:style-name="P12"><text:s text:c="2"/>color: #FFF;</text:p>
      <text:p text:style-name="P12"><text:s text:c="2"/>opacity: 0.7;</text:p>
      <text:p text:style-name="P12"><text:s text:c="2"/>text-align: center;</text:p>
      <text:p text:style-name="P12">}</text:p>
      <text:p text:style-name="P12"/>
      <text:p text:style-name="P12">p {</text:p>
      <text:p text:style-name="P12"><text:s text:c="2"/>width: 70%;</text:p>
      <text:p text:style-name="P12"><text:s text:c="2"/>padding: 5%;</text:p>
      <text:p text:style-name="P12"><text:s text:c="2"/>margin: 0px auto;</text:p>
      <text:p text:style-name="P12"><text:s text:c="2"/>text-align: center;</text:p>
      <text:p text:style-name="P12"><text:s text:c="2"/>font-size: 20px;</text:p>
      <text:p text:style-name="P12"><text:s text:c="2"/>font-weight: 200;</text:p>
      <text:p text:style-name="P12"><text:s text:c="2"/>line-height: 1.4;</text:p>
      <text:p text:style-name="P11">}</text:p>
      <text:list xml:id="list3229389560" text:style-name="WWNum1">
        <text:list-header>
          <text:p text:style-name="P5"/>
        </text:list-header>
      </text:list>
      <text:p text:style-name="P1"/>
      <text:list xml:id="list111235961242312" text:continue-numbering="true" text:style-name="WWNum1">
        <text:list-header>
          <text:p text:style-name="P6"><text:span text:style-name="T2">2. </text:span>Create SASS code that generates this CSS, taking into account that the number of childs can vary (it is a variable). </text:p>
        </text:list-header>
      </text:list>
      <text:p text:style-name="P1">.ray:nth-child(1) {</text:p>
      <text:p text:style-name="P1"><text:s text:c="2"/>background: blue;</text:p>
      <text:p text:style-name="P1">}</text:p>
      <text:p text:style-name="P1"/>
      <text:p text:style-name="P1">.ray:nth-child(2) {</text:p>
      <text:p text:style-name="P1"><text:s text:c="2"/>background: blue;</text:p>
      <text:p text:style-name="P1">}</text:p>
      <text:p text:style-name="P1"/>
      <text:p text:style-name="P1">.ray:nth-child(3) {</text:p>
      <text:p text:style-name="P1"><text:s text:c="2"/>background: blue;</text:p>
      <text:p text:style-name="P1"><text:soft-page-break/>}</text:p>
      <text:p text:style-name="P1"/>
      <text:p text:style-name="P1">.ray:nth-child(4) {</text:p>
      <text:p text:style-name="P1"><text:s text:c="2"/>background: blue;</text:p>
      <text:p text:style-name="P1">}</text:p>
      <text:list xml:id="list111235798692611" text:continue-numbering="true" text:style-name="WWNum1">
        <text:list-header>
          <text:p text:style-name="P6"/>
          <text:p text:style-name="P6"><text:span text:style-name="T2">3. </text:span>Modify the previous CSS code to make the odd childs blue and the even childs red. </text:p>
        </text:list-header>
      </text:list>
      <text:p text:style-name="P7">4. Create SASS code for this CSS: use variables, mixins…</text:p>
      <text:p text:style-name="P12"/>
      <text:p text:style-name="P9">header {</text:p>
      <text:p text:style-name="P9"><text:s text:c="2"/>height: 100vh;</text:p>
      <text:p text:style-name="P9"><text:s text:c="2"/>display: flex;</text:p>
      <text:p text:style-name="P9"><text:s text:c="2"/>justify-content: center;</text:p>
      <text:p text:style-name="P9"><text:s text:c="2"/>align-items: center;</text:p>
      <text:p text:style-name="P9"><text:s text:c="2"/>flex-direction: column;</text:p>
      <text:p text:style-name="P9"><text:s text:c="2"/>background-color: lightblue;</text:p>
      <text:p text:style-name="P9"><text:s text:c="2"/>color: green;</text:p>
      <text:p text:style-name="P9">}</text:p>
      <text:p text:style-name="P9"/>
      <text:p text:style-name="P9">header button {</text:p>
      <text:p text:style-name="P9"><text:s text:c="2"/>background-color: #30496b;</text:p>
      <text:p text:style-name="P9">}</text:p>
      <text:p text:style-name="P9"/>
      <text:p text:style-name="P9">header button:hover {</text:p>
      <text:p text:style-name="P9"><text:s text:c="2"/>background: red;</text:p>
      <text:p text:style-name="P9">}</text:p>
      <text:p text:style-name="P9"/>
      <text:p text:style-name="P9">header button::after {</text:p>
      <text:p text:style-name="P9"><text:s text:c="2"/>background: pink;</text:p>
      <text:p text:style-name="P9">}</text:p>
      <text:p text:style-name="P9"/>
      <text:p text:style-name="P9">.contact{</text:p>
      <text:p text:style-name="P9"><text:s text:c="2"/>display:inline;</text:p>
      <text:p text:style-name="P9">}</text:p>
      <text:p text:style-name="P9"/>
      <text:p text:style-name="P9">.contact button {</text:p>
      <text:p text:style-name="P9"><text:s text:c="2"/>background-color: #30496b;</text:p>
      <text:p text:style-name="P9">}</text:p>
      <text:p text:style-name="P12"/>
      <text:p text:style-name="P12">@media screen and (max-width: 640px) {</text:p>
      <text:p text:style-name="P12"><text:s text:c="2"/>.menu {</text:p>
      <text:p text:style-name="P12"><text:s text:c="4"/>background: blue;</text:p>
      <text:p text:style-name="P12"><text:soft-page-break/><text:s text:c="2"/>}</text:p>
      <text:p text:style-name="P12">}</text:p>
      <text:p text:style-name="P12">@media screen and (min-width: 640px) and (max-width: 1280px) {</text:p>
      <text:p text:style-name="P12"><text:s text:c="2"/>.menu {</text:p>
      <text:p text:style-name="P12"><text:s text:c="4"/>background: red;</text:p>
      <text:p text:style-name="P12"><text:s text:c="2"/>}</text:p>
      <text:p text:style-name="P12">}</text:p>
      <text:p text:style-name="P12">@media screen and (min-width: 1280px) {</text:p>
      <text:p text:style-name="P12"><text:s text:c="2"/>.menu {</text:p>
      <text:p text:style-name="P12"><text:s text:c="4"/>background: green;</text:p>
      <text:p text:style-name="P12"><text:s text:c="2"/>}</text:p>
      <text:p text:style-name="P7">}</text:p>
      <text:list xml:id="list111237109890393" text:continue-numbering="true" text:style-name="WWNum1">
        <text:list-header>
          <text:p text:style-name="P5"/>
        </text:list-header>
      </text:list>
      <text:p text:style-name="P1">Punctuation:</text:p>
      <text:list xml:id="list111236416595260" text:continue-numbering="true" text:style-name="WWNum1">
        <text:list-header>
          <text:p text:style-name="P4">1 and 4---&gt; 3 points</text:p>
          <text:p text:style-name="P4">2 and 3---&gt; 2 points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POLLES OROVITG, MANUELA ANGELES</meta:initial-creator>
    <meta:editing-cycles>6</meta:editing-cycles>
    <meta:creation-date>2022-12-18T13:33:00</meta:creation-date>
    <dc:date>2024-01-23T11:12:34.932187260</dc:date>
    <meta:editing-duration>PT2M51S</meta:editing-duration>
    <meta:generator>LibreOffice/7.3.7.2$Linux_X86_64 LibreOffice_project/30$Build-2</meta:generator>
    <meta:document-statistic meta:table-count="1" meta:image-count="0" meta:object-count="0" meta:page-count="4" meta:paragraph-count="101" meta:word-count="270" meta:character-count="1888" meta:non-whitespace-character-count="15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